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d320"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fill="solid" draw:fill-color="#e6e6e6" draw:textarea-horizontal-align="justify" draw:textarea-vertical-align="middle" draw:auto-grow-height="false"/>
    </style:style>
    <style:style style:name="gr5" style:family="graphic" style:parent-style-name="standard">
      <style:graphic-properties draw:fill="solid" draw:fill-color="#aecf00" draw:textarea-horizontal-align="justify" draw:textarea-vertical-align="middle" draw:auto-grow-height="false"/>
    </style:style>
    <style:style style:name="gr6" style:family="graphic" style:parent-style-name="standard">
      <style:graphic-properties draw:marker-start="" draw:marker-start-width="0.3cm" draw:marker-end="" draw:marker-end-width="0.3cm" draw:textarea-horizontal-align="center" draw:textarea-vertical-align="middle"/>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fill="solid" draw:fill-color="#ffb515" draw:textarea-horizontal-align="justify" draw:textarea-vertical-align="middle" draw:auto-grow-height="false"/>
    </style:style>
    <style:style style:name="gr9" style:family="graphic" style:parent-style-name="standard">
      <style:graphic-properties svg:stroke-color="#808080" draw:fill="solid" draw:fill-color="#e6e6e6" draw:textarea-horizontal-align="justify" draw:textarea-vertical-align="middle" draw:auto-grow-height="false" fo:min-height="0cm" fo:min-width="0cm" fo:wrap-option="no-wrap"/>
    </style:style>
    <style:style style:name="gr10" style:family="graphic" style:parent-style-name="standard">
      <style:graphic-properties draw:marker-start="Dimension_20_Lines" draw:marker-start-width="0.3cm" draw:marker-end="Arrow" draw:marker-end-width="0.3cm" draw:textarea-horizontal-align="center" draw:textarea-vertical-align="middle"/>
    </style:style>
    <style:style style:name="gr11" style:family="graphic" style:parent-style-name="standard">
      <style:graphic-properties draw:marker-start="Arrow" draw:marker-start-width="0.3cm" draw:marker-end="Arrow" draw:marker-end-width="0.3cm" draw:textarea-horizontal-align="center" draw:textarea-vertical-align="middle"/>
    </style:style>
    <style:style style:name="gr12" style:family="graphic" style:parent-style-name="standard">
      <style:graphic-properties draw:marker-start="Arrow" draw:marker-start-width="0.3cm" draw:marker-end="Dimension_20_Lines" draw:marker-end-width="0.3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8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36pt" fo:font-weight="bold" style:font-size-asian="36pt" style:font-weight-asian="bold" style:font-size-complex="36pt" style:font-weight-complex="bold"/>
    </style:style>
    <style:style style:name="P6" style:family="paragraph">
      <style:paragraph-properties fo:margin-left="0cm" fo:margin-right="0cm" fo:text-align="center" fo:text-indent="0cm"/>
      <style:text-properties fo:font-size="18pt" fo:font-weight="bold" style:font-weight-asian="bold" style:font-weight-complex="bold"/>
    </style:style>
    <style:style style:name="P7" style:family="paragraph">
      <style:paragraph-properties fo:margin-left="0cm" fo:margin-right="0cm" fo:text-align="center" fo:text-indent="0cm"/>
      <style:text-properties fo:font-size="14pt" style:text-underline-style="none" style:font-size-asian="14pt" style:font-size-complex="14pt"/>
    </style:style>
    <style:style style:name="P8" style:family="paragraph">
      <style:paragraph-properties fo:margin-left="0cm" fo:margin-right="0cm" fo:text-align="center" fo:text-indent="0cm"/>
      <style:text-properties fo:font-size="11pt" fo:font-weight="bold" style:font-size-asian="18pt" style:font-size-complex="18pt"/>
    </style:style>
    <style:style style:name="P9" style:family="paragraph">
      <style:paragraph-properties fo:text-align="center"/>
      <style:text-properties fo:font-size="11pt" fo:font-weight="bold" style:font-size-asian="18pt" style:font-size-complex="18pt"/>
    </style:style>
    <style:style style:name="P10" style:family="paragraph">
      <style:paragraph-properties fo:margin-left="0cm" fo:margin-right="0cm" fo:text-align="center" fo:text-indent="0cm"/>
      <style:text-properties fo:color="#666666"/>
    </style:style>
    <style:style style:name="P11" style:family="paragraph">
      <style:paragraph-properties fo:margin-left="0cm" fo:margin-right="0cm" fo:text-align="center" fo:text-indent="0cm"/>
      <style:text-properties fo:color="#666666" fo:font-size="11pt" style:text-underline-style="none" fo:font-weight="bold" style:font-size-asian="11pt" style:font-weight-asian="bold" style:font-size-complex="11pt" style:font-weight-complex="bold"/>
    </style:style>
    <style:style style:name="T1" style:family="text">
      <style:text-properties fo:font-size="18pt"/>
    </style:style>
    <style:style style:name="T2" style:family="text">
      <style:text-properties fo:font-size="36pt" fo:font-weight="bold" style:font-size-asian="36pt" style:font-weight-asian="bold" style:font-size-complex="36pt" style:font-weight-complex="bold"/>
    </style:style>
    <style:style style:name="T3" style:family="text">
      <style:text-properties fo:font-size="18pt" fo:font-weight="bold" style:font-weight-asian="bold" style:font-weight-complex="bold"/>
    </style:style>
    <style:style style:name="T4" style:family="text">
      <style:text-properties fo:font-size="14pt" style:text-underline-style="none" style:font-size-asian="14pt" style:font-size-complex="14pt"/>
    </style:style>
    <style:style style:name="T5" style:family="text">
      <style:text-properties fo:color="#666666" fo:font-size="11pt" style:text-underline-style="none" fo:font-weight="bold" style:font-size-asian="11pt" style:font-weight-asian="bold" style:font-size-complex="11pt"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17.5cm" svg:height="10cm" svg:x="1.7cm" svg:y="9.7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12.3cm" svg:height="2cm" svg:x="4.6cm" svg:y="13.8cm">
          <text:p text:style-name="P2"><text:span text:style-name="T1">Logi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5" draw:layer="layout" svg:width="3.457cm" svg:height="1.673cm" draw:transform="rotate (1.5707963267946) translate (2.127cm 16.3cm)">
          <draw:text-box>
            <text:p text:style-name="P4"><text:span text:style-name="T2">sylar</text:span></text:p>
          </draw:text-box>
        </draw:frame>
        <draw:custom-shape draw:style-name="gr2" draw:text-style-name="P3" draw:layer="layout" svg:width="12.4cm" svg:height="2cm" svg:x="4.6cm" svg:y="16.6cm">
          <text:p text:style-name="P2"><text:span text:style-name="T1">Comm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12.3cm" svg:height="2cm" svg:x="4.6cm" svg:y="10.9cm">
          <text:p text:style-name="P2"><text:span text:style-name="T1">Presentatio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2" draw:style-name="dp1" draw:master-page-name="Standard">
        <office:forms form:automatic-focus="false" form:apply-design-mode="false"/>
        <draw:custom-shape draw:style-name="gr1" draw:text-style-name="P1" draw:layer="layout" svg:width="17.5cm" svg:height="11.5cm" svg:x="1.7cm" svg:y="10.9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2cm" svg:height="3cm" svg:x="5.5cm" svg:y="23.4cm">
          <text:p text:style-name="P2"><text:span text:style-name="T1">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3" draw:layer="layout" svg:width="2.4cm" svg:height="2cm" svg:x="8cm" svg:y="23.5cm">
          <text:p text:style-name="P2"><text:span text:style-name="T1">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 draw:text-style-name="P3" draw:layer="layout" svg:width="2.4cm" svg:height="2cm" svg:x="14cm" svg:y="23.5cm">
          <text:p text:style-name="P2"><text:span text:style-name="T1">WS</text:span></text:p>
          <text:p text:style-name="P2"><text:span text:style-name="T1">Rep</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 draw:text-style-name="P3" draw:layer="layout" svg:width="2.4cm" svg:height="2cm" svg:x="11cm" svg:y="23.5cm">
          <text:p text:style-name="P2"><text:span text:style-name="T1">FS</text:span></text:p>
          <text:p text:style-name="P2"><text:span text:style-name="T1">Rep</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 draw:text-style-name="P3" draw:layer="layout" svg:width="12.4cm" svg:height="3.5cm" svg:x="4.5cm" svg:y="18cm">
          <text:p text:style-name="P2"><text:span text:style-name="T1"/></text:p>
          <text:p text:style-name="P2"><text:span text:style-name="T1">Common</text:span></text:p>
          <text:p text:style-name="P2"><text:span text:style-name="T1"/></text:p>
          <text:p text:style-name="P2"><text:span text:style-name="T1"/></text:p>
          <text:p text:style-name="P2"><text:span text:style-name="T1"/></text:p>
          <text:p text:style-name="P2"><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12.3cm" svg:height="2.5cm" svg:x="4.6cm" svg:y="15cm">
          <text:p text:style-name="P2"><text:span text:style-name="T1">Log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12.3cm" svg:height="2.5cm" svg:x="4.7cm" svg:y="12cm">
          <text:p text:style-name="P2"><text:span text:style-name="T1">Pres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1.6cm" svg:height="1.2cm" svg:x="10.7cm" svg:y="19.9cm">
          <text:p text:style-name="P2"><text:span text:style-name="T1">Da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5" draw:layer="layout" svg:width="3.457cm" svg:height="1.673cm" draw:transform="rotate (1.5707963267946) translate (2.027cm 17.7cm)">
          <draw:text-box>
            <text:p text:style-name="P4"><text:span text:style-name="T2">sylar</text:span></text:p>
          </draw:text-box>
        </draw:frame>
        <draw:custom-shape draw:style-name="gr5" draw:text-style-name="P6" draw:layer="layout" svg:width="17cm" svg:height="2cm" svg:x="1.8cm" svg:y="7.5cm">
          <text:p text:style-name="P2"><text:span text:style-name="T3">Your Web 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2.5cm" svg:height="1.2cm" svg:x="4.9cm" svg:y="19.9cm">
          <text:p text:style-name="P2"><text:span text:style-name="T1">syst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2.5cm" svg:height="1.2cm" svg:x="7.8cm" svg:y="19.9cm">
          <text:p text:style-name="P2"><text:span text:style-name="T1">securit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1.6cm" svg:height="1.2cm" svg:x="12.8cm" svg:y="19.9cm">
          <text:p text:style-name="P2"><text:span text:style-name="T1">D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1.6cm" svg:height="1.2cm" svg:x="14.8cm" svg:y="19.9cm">
          <text:p text:style-name="P2"><text:span text:style-name="T4">et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3" draw:style-name="dp1" draw:master-page-name="Standard">
        <office:forms form:automatic-focus="false" form:apply-design-mode="false"/>
        <draw:custom-shape draw:style-name="gr2" draw:text-style-name="P8" draw:id="id5" draw:layer="layout" svg:width="3cm" svg:height="1cm" svg:x="8cm" svg:y="6.7cm">
          <text:p text:style-name="P8">confi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8" draw:id="id6" draw:layer="layout" svg:width="3cm" svg:height="1cm" svg:x="8cm" svg:y="10cm">
          <text:p text:style-name="P8">class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8" draw:id="id4" draw:layer="layout" svg:width="4cm" svg:height="1cm" svg:x="5.5cm" svg:y="5.3cm">
          <text:p text:style-name="P8">YourApplic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8" draw:id="id1" draw:layer="layout" svg:width="3.5cm" svg:height="1.5cm" svg:x="3cm" svg:y="1.2cm">
          <text:p text:style-name="P8">Application </text:p>
          <text:p text:style-name="P8">Roo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8" draw:id="id2" draw:layer="layout" svg:width="3.5cm" svg:height="1cm" svg:x="5.5cm" svg:y="15.4cm">
          <text:p text:style-name="P8">Syla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9" draw:layer="layout" svg:x1="4.75cm" svg:y1="2.7cm" svg:x2="5.5cm" svg:y2="15.9cm" draw:start-shape="id1" draw:start-glue-point="2" draw:end-shape="id2" draw:end-glue-point="3">
          <text:p text:style-name="P4"/>
        </draw:connector>
        <draw:custom-shape draw:style-name="gr5" draw:text-style-name="P8" draw:id="id3" draw:layer="layout" svg:width="2.5cm" svg:height="1.5cm" svg:x="5.5cm" svg:y="3.2cm">
          <text:p text:style-name="P8">index.php</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7" draw:text-style-name="P9" draw:layer="layout" svg:x1="4.75cm" svg:y1="2.7cm" svg:x2="5.5cm" svg:y2="3.949cm" draw:start-shape="id1" draw:start-glue-point="2" draw:end-shape="id3" draw:end-glue-point="5">
          <text:p text:style-name="P4"/>
        </draw:connector>
        <draw:connector draw:style-name="gr7" draw:text-style-name="P9" draw:layer="layout" svg:x1="4.75cm" svg:y1="2.7cm" svg:x2="5.5cm" svg:y2="5.8cm" draw:start-shape="id1" draw:start-glue-point="2" draw:end-shape="id4" draw:end-glue-point="3">
          <text:p text:style-name="P4"/>
        </draw:connector>
        <draw:connector draw:style-name="gr7" draw:text-style-name="P1" draw:layer="layout" svg:x1="7.5cm" svg:y1="6.3cm" svg:x2="8cm" svg:y2="7.2cm" draw:start-shape="id4" draw:start-glue-point="2" draw:end-shape="id5" draw:end-glue-point="3">
          <text:p text:style-name="P4"/>
        </draw:connector>
        <draw:connector draw:style-name="gr7" draw:text-style-name="P1" draw:layer="layout" svg:x1="8cm" svg:y1="10.5cm" svg:x2="7.5cm" svg:y2="6.3cm" draw:start-shape="id6" draw:start-glue-point="3" draw:end-shape="id4" draw:end-glue-point="2">
          <text:p text:style-name="P4"/>
        </draw:connector>
        <draw:custom-shape draw:style-name="gr2" draw:text-style-name="P8" draw:id="id8" draw:layer="layout" svg:width="3cm" svg:height="1cm" svg:x="8cm" svg:y="21.9cm">
          <text:p text:style-name="P8">class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8" draw:id="id7" draw:layer="layout" svg:width="3cm" svg:height="1cm" svg:x="8cm" svg:y="18.8cm">
          <text:p text:style-name="P8">setting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1" draw:layer="layout" svg:x1="7.25cm" svg:y1="16.4cm" svg:x2="8cm" svg:y2="19.3cm" draw:start-shape="id2" draw:start-glue-point="2" draw:end-shape="id7" draw:end-glue-point="3">
          <text:p text:style-name="P4"/>
        </draw:connector>
        <draw:connector draw:style-name="gr7" draw:text-style-name="P1" draw:layer="layout" svg:x1="8cm" svg:y1="22.4cm" svg:x2="7.25cm" svg:y2="16.4cm" draw:start-shape="id8" draw:start-glue-point="3" draw:end-shape="id2" draw:end-glue-point="2">
          <text:p text:style-name="P4"/>
        </draw:connector>
        <draw:custom-shape draw:style-name="gr8" draw:text-style-name="P8" draw:id="id12" draw:layer="layout" svg:width="3cm" svg:height="1cm" svg:x="10.5cm" svg:y="23.2cm">
          <text:p text:style-name="P8">comm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id="id13" draw:layer="layout" svg:width="3cm" svg:height="1cm" svg:x="10.5cm" svg:y="24.4cm">
          <text:p text:style-name="P8">logi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id="id14" draw:layer="layout" svg:width="3cm" svg:height="1cm" svg:x="10.5cm" svg:y="25.6cm">
          <text:p text:style-name="P8">present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id="id9" draw:layer="layout" svg:width="3cm" svg:height="1cm" svg:x="10.5cm" svg:y="11.4cm">
          <text:p text:style-name="P8">comm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id="id10" draw:layer="layout" svg:width="3cm" svg:height="1cm" svg:x="10.5cm" svg:y="12.6cm">
          <text:p text:style-name="P8">logi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id="id11" draw:layer="layout" svg:width="3cm" svg:height="1cm" svg:x="10.5cm" svg:y="13.8cm">
          <text:p text:style-name="P8">present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1" draw:layer="layout" svg:x1="10.5cm" svg:y1="11.9cm" svg:x2="9.5cm" svg:y2="11cm" draw:start-shape="id9" draw:start-glue-point="3" draw:end-shape="id6" draw:end-glue-point="2">
          <text:p text:style-name="P4"/>
        </draw:connector>
        <draw:connector draw:style-name="gr7" draw:text-style-name="P1" draw:layer="layout" svg:x1="10.5cm" svg:y1="13.1cm" svg:x2="9.5cm" svg:y2="11cm" draw:start-shape="id10" draw:start-glue-point="3" draw:end-shape="id6" draw:end-glue-point="2">
          <text:p text:style-name="P4"/>
        </draw:connector>
        <draw:connector draw:style-name="gr7" draw:text-style-name="P1" draw:layer="layout" svg:x1="10.5cm" svg:y1="14.3cm" svg:x2="9.5cm" svg:y2="11cm" draw:start-shape="id11" draw:start-glue-point="3" draw:end-shape="id6">
          <text:p text:style-name="P4"/>
        </draw:connector>
        <draw:connector draw:style-name="gr7" draw:text-style-name="P1" draw:layer="layout" svg:x1="10.5cm" svg:y1="23.7cm" svg:x2="9.5cm" svg:y2="22.9cm" draw:start-shape="id12" draw:start-glue-point="3" draw:end-shape="id8" draw:end-glue-point="2">
          <text:p text:style-name="P4"/>
        </draw:connector>
        <draw:connector draw:style-name="gr7" draw:text-style-name="P1" draw:layer="layout" svg:x1="10.5cm" svg:y1="24.9cm" svg:x2="9.5cm" svg:y2="22.9cm" draw:start-shape="id13" draw:start-glue-point="3" draw:end-shape="id8" draw:end-glue-point="2">
          <text:p text:style-name="P4"/>
        </draw:connector>
        <draw:connector draw:style-name="gr7" draw:text-style-name="P1" draw:layer="layout" svg:x1="10.5cm" svg:y1="26.1cm" svg:x2="9.5cm" svg:y2="22.9cm" draw:start-shape="id14" draw:start-glue-point="3" draw:end-shape="id8" draw:end-glue-point="2">
          <text:p text:style-name="P4"/>
        </draw:connector>
        <draw:custom-shape draw:style-name="gr5" draw:text-style-name="P8" draw:id="id15" draw:layer="layout" svg:width="3.5cm" svg:height="1.6cm" svg:x="8cm" svg:y="16.8cm">
          <text:p text:style-name="P8">sylar_loader.php</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7" draw:text-style-name="P1" draw:layer="layout" svg:x1="8cm" svg:y1="17.599cm" svg:x2="7.25cm" svg:y2="16.4cm" draw:start-shape="id15" draw:start-glue-point="5" draw:end-shape="id2" draw:end-glue-point="2">
          <text:p text:style-name="P4"/>
        </draw:connector>
        <draw:custom-shape draw:style-name="gr5" draw:text-style-name="P8" draw:id="id17" draw:layer="layout" svg:width="4.5cm" svg:height="1.5cm" svg:x="10.6cm" svg:y="8.1cm">
          <text:p text:style-name="P8">yourAppSettings.php</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 draw:text-style-name="P8" draw:id="id16" draw:layer="layout" svg:width="2cm" svg:height="1.5cm" svg:x="10.6cm" svg:y="20.1cm">
          <text:p text:style-name="P8">sylar.php</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7" draw:text-style-name="P1" draw:layer="layout" svg:x1="10.6cm" svg:y1="20.849cm" svg:x2="9.5cm" svg:y2="19.8cm" draw:start-shape="id16" draw:start-glue-point="5" draw:end-shape="id7" draw:end-glue-point="2">
          <text:p text:style-name="P4"/>
        </draw:connector>
        <draw:connector draw:style-name="gr7" draw:text-style-name="P1" draw:layer="layout" svg:x1="10.6cm" svg:y1="8.849cm" svg:x2="9.5cm" svg:y2="7.7cm" draw:start-shape="id17" draw:start-glue-point="5" draw:end-shape="id5" draw:end-glue-point="2">
          <text:p text:style-name="P4"/>
        </draw:connector>
        <draw:custom-shape draw:style-name="gr9" draw:text-style-name="P11" draw:layer="layout" svg:width="4cm" svg:height="2.8cm" svg:x="15cm" svg:y="9.5cm">
          <text:p text:style-name="P10"><text:span text:style-name="T5">Application</text:span></text:p>
          <text:p text:style-name="P10"><text:span text:style-name="T5">Classpath</text:span></text:p>
          <draw:enhanced-geometry svg:viewBox="0 0 21600 21600" draw:text-areas="3000 3320 17110 17330" draw:type="cloud-callout" draw:modifiers="-19829.2426893277 7950.5890753302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9" draw:text-style-name="P11" draw:layer="layout" svg:width="4cm" svg:height="2.5cm" svg:x="15cm" svg:y="21cm">
          <text:p text:style-name="P10"><text:span text:style-name="T5">Sylar</text:span></text:p>
          <text:p text:style-name="P10"><text:span text:style-name="T5">Classpath</text:span></text:p>
          <draw:enhanced-geometry svg:viewBox="0 0 21600 21600" draw:text-areas="3000 3320 17110 17330" draw:type="cloud-callout" draw:modifiers="-19273.1817045739 12186.165533786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9" draw:text-style-name="P11" draw:layer="layout" svg:width="3cm" svg:height="2cm" svg:x="2cm" svg:y="18cm">
          <text:p text:style-name="P10"><text:span text:style-name="T5">Sylar</text:span></text:p>
          <text:p text:style-name="P10"><text:span text:style-name="T5">Root</text:span></text:p>
          <draw:enhanced-geometry svg:viewBox="0 0 21600 21600" draw:text-areas="3000 3320 17110 17330" draw:type="cloud-callout" draw:modifiers="24479.0403198934 -14367.61619190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draw:page draw:name="page4" draw:style-name="dp1" draw:master-page-name="Standard">
        <office:forms form:automatic-focus="false" form:apply-design-mode="false"/>
        <draw:custom-shape draw:style-name="gr2" draw:text-style-name="P3" draw:id="id20" draw:layer="layout" svg:width="17cm" svg:height="1.5cm" svg:x="2.1cm" svg:y="19.8cm">
          <text:p text:style-name="P3">Data Acces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2cm" svg:height="3cm" svg:x="2.3cm" svg:y="21.8cm">
          <text:p text:style-name="P3">DB_1</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3" draw:layer="layout" svg:width="2cm" svg:height="3cm" svg:x="8cm" svg:y="21.8cm">
          <text:p text:style-name="P3">DB_3</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3" draw:layer="layout" svg:width="2cm" svg:height="3cm" svg:x="5.1cm" svg:y="21.8cm">
          <text:p text:style-name="P3">DB_2</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3" draw:layer="layout" svg:width="2.4cm" svg:height="2cm" svg:x="10.7cm" svg:y="22cm">
          <text:p text:style-name="P3">XML</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 draw:text-style-name="P3" draw:layer="layout" svg:width="2.4cm" svg:height="2cm" svg:x="16.7cm" svg:y="22cm">
          <text:p text:style-name="P3">WS</text:p>
          <text:p text:style-name="P3">Rep</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 draw:text-style-name="P3" draw:layer="layout" svg:width="2.4cm" svg:height="2cm" svg:x="13.7cm" svg:y="22cm">
          <text:p text:style-name="P3">FS</text:p>
          <text:p text:style-name="P3">Rep</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 draw:text-style-name="P3" draw:id="id19" draw:layer="layout" svg:width="4.5cm" svg:height="1.5cm" svg:x="11.5cm" svg:y="15.6cm">
          <text:p text:style-name="P3">Stor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id="id21" draw:layer="layout" svg:width="5cm" svg:height="1.5cm" svg:x="14.8cm" svg:y="13.1cm">
          <text:p text:style-name="P3">DataContain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id="id18" draw:layer="layout" svg:width="4.5cm" svg:height="1.5cm" svg:x="8.3cm" svg:y="11.5cm">
          <text:p text:style-name="P3">DataLogi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1" draw:layer="layout" svg:x1="10.55cm" svg:y1="13cm" svg:x2="11.5cm" svg:y2="16.35cm" draw:start-shape="id18" draw:start-glue-point="2" draw:end-shape="id19" draw:end-glue-point="3">
          <text:p text:style-name="P4"/>
        </draw:connector>
        <draw:connector draw:style-name="gr11" draw:text-style-name="P1" draw:layer="layout" svg:x1="13.75cm" svg:y1="17.1cm" svg:x2="10.6cm" svg:y2="19.8cm" draw:start-shape="id19" draw:end-shape="id20">
          <text:p text:style-name="P4"/>
        </draw:connector>
        <draw:connector draw:style-name="gr10" draw:text-style-name="P1" draw:layer="layout" svg:x1="16cm" svg:y1="16.35cm" svg:x2="17.3cm" svg:y2="14.6cm" draw:start-shape="id19" draw:start-glue-point="1" draw:end-shape="id21" draw:end-glue-point="2">
          <text:p text:style-name="P4"/>
        </draw:connector>
        <draw:connector draw:style-name="gr10" draw:text-style-name="P1" draw:layer="layout" svg:x1="17.3cm" svg:y1="13.1cm" svg:x2="12.8cm" svg:y2="12.25cm" draw:start-shape="id21" draw:start-glue-point="0" draw:end-shape="id18">
          <text:p text:style-name="P4"/>
        </draw:connector>
        <draw:custom-shape draw:style-name="gr2" draw:text-style-name="P3" draw:id="id22" draw:layer="layout" svg:width="4.5cm" svg:height="1.5cm" svg:x="12.5cm" svg:y="7cm">
          <text:p text:style-name="P3">DataContain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id="id23" draw:layer="layout" svg:width="4.5cm" svg:height="1.5cm" svg:x="8.1cm" svg:y="4cm">
          <text:p text:style-name="P3">Present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 draw:text-style-name="P1" draw:layer="layout" svg:x1="10.55cm" svg:y1="11.5cm" svg:x2="14.75cm" svg:y2="8.5cm" draw:start-shape="id18" draw:start-glue-point="0" draw:end-shape="id22" draw:end-glue-point="2">
          <text:p text:style-name="P4"/>
        </draw:connector>
        <draw:connector draw:style-name="gr12" draw:text-style-name="P1" draw:layer="layout" svg:x1="12.6cm" svg:y1="4.75cm" svg:x2="14.75cm" svg:y2="7cm" draw:start-shape="id23" draw:start-glue-point="1" draw:end-shape="id22" draw:end-glue-point="0">
          <text:p text:style-name="P4"/>
        </draw:connector>
        <draw:custom-shape draw:style-name="gr2" draw:text-style-name="P3" draw:id="id24" draw:layer="layout" svg:width="4.5cm" svg:height="1.5cm" svg:x="4cm" svg:y="7cm">
          <text:p text:style-name="P3">Ac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 draw:text-style-name="P1" draw:layer="layout" svg:x1="10.55cm" svg:y1="11.5cm" svg:x2="6.25cm" svg:y2="8.5cm" draw:start-shape="id18" draw:start-glue-point="0" draw:end-shape="id24" draw:end-glue-point="2">
          <text:p text:style-name="P4"/>
        </draw:connector>
        <draw:connector draw:style-name="gr10" draw:text-style-name="P1" draw:layer="layout" svg:x1="8.1cm" svg:y1="4.75cm" svg:x2="6.25cm" svg:y2="7cm" draw:start-shape="id23" draw:start-glue-point="3" draw:end-shape="id24" draw:end-glue-point="0">
          <text:p text:style-name="P4"/>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Dimension_20_Lines" draw:display-name="Dimension Lines" svg:viewBox="0 0 836 110" svg:d="m0 0h278 278 280v36 36 38h-278-278-280v-36-3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forms form:automatic-focus="false" form:apply-design-mode="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5$Build-9221</meta:generator>
    <meta:initial-creator>Gianluca Giusti</meta:initial-creator>
    <meta:creation-date>2008-03-03T17:33:02</meta:creation-date>
    <dc:creator>Gianluca Giusti</dc:creator>
    <dc:date>2008-03-20T08:35:24</dc:date>
    <meta:editing-cycles>60</meta:editing-cycles>
    <meta:editing-duration>PT15H1M42S</meta:editing-duration>
    <meta:user-defined meta:name="Info 1"/>
    <meta:user-defined meta:name="Info 2"/>
    <meta:user-defined meta:name="Info 3"/>
    <meta:user-defined meta:name="Info 4"/>
    <meta:document-statistic meta:object-count="77"/>
  </office:meta>
</office:document-meta>
</file>